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5"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7"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style:style style:name="T11" style:family="text">
      <style:text-properties officeooo:rsid="003848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4"><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4"><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4"><text:s text:c="5"/><text:span text:style-name="T10">It was okay, you muttered to yourself, no harm no foul. You just had to figure out something else to do with your life.</text:span></text:p>
      <text:p text:style-name="P4"><text:s text:c="5"/><text:span text:style-name="T10">There was an amount of danger to flying jets. You didn’t want to always be in that realm of danger anyways.</text:span></text:p>
      <text:p text:style-name="P4"/>
      <text:p text:style-name="P3">Skype</text:p>
      <text:p text:style-name="P5"><text:s text:c="5"/>Sitting on your couch, you reach for your tablet. <text:span text:style-name="T11">Opening Skype you decide to catch up with some old friends.</text:span></text:p>
      <text:p text:style-name="P5"><text:s text:c="5"/><text:span text:style-name="T11">Well they aren’t old, you just haven’t talked with them in a bit.</text:span></text:p>
      <text:p text:style-name="P5"><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3:03:38.492000000</dc:date>
    <meta:editing-cycles>48</meta:editing-cycles>
    <meta:editing-duration>PT1H36M38S</meta:editing-duration>
    <meta:generator>LibreOffice/7.4.0.3$Windows_X86_64 LibreOffice_project/f85e47c08ddd19c015c0114a68350214f7066f5a</meta:generator>
    <meta:document-statistic meta:table-count="0" meta:image-count="0" meta:object-count="0" meta:page-count="2" meta:paragraph-count="17" meta:word-count="382" meta:character-count="2060" meta:non-whitespace-character-count="1624"/>
    <meta:template xlink:type="simple" xlink:actuate="onRequest" xlink:title="Normal.dotm" xlink:href=""/>
  </office:meta>
</office:document-meta>
</file>